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fo:font-size="14pt" style:font-size-asian="12.25pt" style:font-size-complex="14pt"/>
    </style:style>
    <style:style style:name="P2" style:family="paragraph" style:parent-style-name="Standard">
      <style:paragraph-properties fo:line-height="100%" fo:text-align="justify" style:justify-single-word="false"/>
      <style:text-properties style:font-name="Times New Roman" fo:font-size="14pt" officeooo:paragraph-rsid="0017fde3" style:font-size-asian="12.25pt" style:font-size-complex="14pt"/>
    </style:style>
    <style:style style:name="P3" style:family="paragraph" style:parent-style-name="Standard" style:list-style-name="L2">
      <style:paragraph-properties fo:line-height="100%" fo:text-align="justify" style:justify-single-word="false"/>
      <style:text-properties officeooo:rsid="0017fde3" officeooo:paragraph-rsid="0017fde3"/>
    </style:style>
    <style:style style:name="P4" style:family="paragraph" style:parent-style-name="Standard">
      <style:paragraph-properties fo:line-height="100%" fo:text-align="justify" style:justify-single-word="false"/>
      <style:text-properties officeooo:rsid="0017fde3" officeooo:paragraph-rsid="0017fde3"/>
    </style:style>
    <style:style style:name="P5" style:family="paragraph" style:parent-style-name="Standard">
      <style:paragraph-properties fo:line-height="100%" fo:text-align="justify" style:justify-single-word="false"/>
      <style:text-properties officeooo:rsid="0017fde3" officeooo:paragraph-rsid="00189d19"/>
    </style:style>
    <style:style style:name="P6" style:family="paragraph" style:parent-style-name="Standard" style:list-style-name="L2">
      <style:paragraph-properties fo:line-height="100%" fo:text-align="justify" style:justify-single-word="false"/>
      <style:text-properties officeooo:paragraph-rsid="0017fde3"/>
    </style:style>
    <style:style style:name="P7" style:family="paragraph" style:parent-style-name="Standard">
      <style:paragraph-properties fo:margin-left="0mm" fo:margin-right="0mm" fo:line-height="150%" fo:text-align="center" style:justify-single-word="false" fo:text-indent="12.51mm" style:auto-text-indent="false"/>
      <style:text-properties style:font-name="Times New Roman" fo:font-size="14pt" fo:language="uk" fo:country="UA" officeooo:paragraph-rsid="0016780c" style:font-size-asian="14pt" style:font-size-complex="14pt"/>
    </style:style>
    <style:style style:name="P8" style:family="paragraph" style:parent-style-name="Standard">
      <style:paragraph-properties fo:margin-left="0mm" fo:margin-right="0mm" fo:line-height="150%" fo:text-align="end" style:justify-single-word="false" fo:text-indent="12.51mm" style:auto-text-indent="false"/>
      <style:text-properties style:font-name="Times New Roman" fo:font-size="14pt" fo:language="uk" fo:country="UA" officeooo:paragraph-rsid="0016780c" style:font-size-asian="14pt"/>
    </style:style>
    <style:style style:name="P9" style:family="paragraph" style:parent-style-name="Standard">
      <style:paragraph-properties fo:margin-left="0mm" fo:margin-right="0mm" fo:line-height="150%" fo:text-align="justify" style:justify-single-word="false" fo:text-indent="12.51mm" style:auto-text-indent="false"/>
      <style:text-properties style:font-name="Times New Roman" fo:font-size="14pt" fo:language="uk" fo:country="UA" officeooo:paragraph-rsid="0016780c" style:font-size-asian="14pt"/>
    </style:style>
    <style:style style:name="P10" style:family="paragraph" style:parent-style-name="Standard">
      <style:paragraph-properties fo:margin-left="0mm" fo:margin-right="0mm" fo:line-height="150%" fo:text-align="end" style:justify-single-word="false" fo:text-indent="12.51mm" style:auto-text-indent="false"/>
      <style:text-properties style:font-name="Times New Roman" fo:font-size="14pt" fo:language="uk" fo:country="UA" officeooo:rsid="00070754" officeooo:paragraph-rsid="0016780c" style:font-size-asian="14pt"/>
    </style:style>
    <style:style style:name="P11" style:family="paragraph" style:parent-style-name="Standard">
      <style:paragraph-properties fo:margin-left="0mm" fo:margin-right="0mm" fo:line-height="150%" fo:text-align="center" style:justify-single-word="false" fo:text-indent="12.51mm" style:auto-text-indent="false"/>
      <style:text-properties style:font-name="Times New Roman" fo:font-size="14pt" fo:language="uk" fo:country="UA" fo:font-weight="bold" officeooo:paragraph-rsid="0016780c" style:font-size-asian="14pt" style:font-weight-asian="bold" style:font-size-complex="16pt"/>
    </style:style>
    <style:style style:name="P12" style:family="paragraph" style:parent-style-name="Standard">
      <style:paragraph-properties fo:margin-left="0mm" fo:margin-right="0mm" fo:line-height="150%" fo:text-align="center" style:justify-single-word="false" fo:text-indent="12.51mm" style:auto-text-indent="false"/>
      <style:text-properties style:font-name="Times New Roman" officeooo:paragraph-rsid="0016780c"/>
    </style:style>
    <style:style style:name="P13" style:family="paragraph" style:parent-style-name="Standard" style:master-page-name="Standard">
      <style:paragraph-properties fo:margin-left="0mm" fo:margin-right="0mm" fo:line-height="150%" fo:text-align="end" style:justify-single-word="false" fo:text-indent="12.51mm" style:auto-text-indent="false" style:page-number="auto"/>
      <style:text-properties style:font-name="Times New Roman" fo:font-size="14pt" fo:language="uk" fo:country="UA" officeooo:paragraph-rsid="0016780c" style:font-size-asian="14pt"/>
    </style:style>
    <style:style style:name="T1" style:family="text">
      <style:text-properties officeooo:rsid="0015104c"/>
    </style:style>
    <style:style style:name="T2" style:family="text">
      <style:text-properties officeooo:rsid="00070754"/>
    </style:style>
    <style:style style:name="T3" style:family="text">
      <style:text-properties fo:font-size="14pt" fo:language="uk" fo:country="UA" style:font-size-asian="14pt"/>
    </style:style>
    <style:style style:name="T4" style:family="text">
      <style:text-properties fo:font-size="14pt" fo:language="uk" fo:country="UA" officeooo:rsid="00070754" style:font-size-asian="14pt"/>
    </style:style>
    <style:style style:name="T5" style:family="text">
      <style:text-properties style:font-name="Times New Roman" fo:font-size="14pt" style:font-size-asian="14pt" style:font-name-complex="Times New Roman" style:font-size-complex="14pt"/>
    </style:style>
    <style:style style:name="T6" style:family="text">
      <style:text-properties style:font-name="Times New Roman" fo:font-size="14pt" fo:language="uk" fo:country="UA" style:font-size-asian="14pt" style:font-name-complex="Times New Roman" style:font-size-complex="14pt"/>
    </style:style>
    <style:style style:name="T7" style:family="text">
      <style:text-properties style:font-name="Times New Roman" fo:font-size="14pt" fo:language="uk" fo:country="UA" officeooo:rsid="00189d19" style:font-size-asian="14pt" style:font-name-complex="Times New Roman" style:font-size-complex="14pt"/>
    </style:style>
    <style:style style:name="T8" style:family="text">
      <style:text-properties style:font-name="Times New Roman" style:font-size-asian="14pt" style:font-name-complex="Times New Roman"/>
    </style:style>
    <style:style style:name="T9" style:family="text">
      <style:text-properties style:font-name="Times New Roman" officeooo:rsid="0017fde3" style:font-size-asian="14pt" style:font-name-complex="Times New Roman"/>
    </style:style>
    <style:style style:name="T10" style:family="text">
      <style:text-properties officeooo:rsid="0017fde3"/>
    </style:style>
    <style:style style:name="T11" style:family="text">
      <style:text-properties style:font-name="Times New Roman" fo:font-size="14pt" style:font-size-asian="12.25pt" style:font-size-complex="14pt"/>
    </style:style>
    <style:style style:name="T12" style:family="text">
      <style:text-properties style:font-name="Times New Roman" fo:font-size="14pt" officeooo:rsid="0011d984" style:font-size-asian="12.25pt" style:font-size-complex="14pt"/>
    </style:style>
    <style:style style:name="T13" style:family="text">
      <style:text-properties style:font-name="Times New Roman" fo:font-size="14pt" officeooo:rsid="0017fde3" style:font-size-asian="12.25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В спеціалізовану вчену раду</text:p>
      <text:p text:style-name="P8">Д <text:span text:style-name="T2">26.002.04</text:span> в <text:span text:style-name="T2">НТУУ “КПІ”</text:span></text:p>
      <text:p text:style-name="P8"><text:span text:style-name="T2">03056</text:span>, м. <text:span text:style-name="T2">Київ</text:span>, </text:p>
      <text:p text:style-name="P10">просп. Перемоги, 37</text:p>
      <text:p text:style-name="P9"/>
      <text:p text:style-name="P11">Відгук</text:p>
      <text:p text:style-name="P11"/>
      <text:p text:style-name="P12"><text:span text:style-name="T3">на автореферат дисертації </text:span><text:span text:style-name="T4">Гуменного Дмитра Олександровича<text:line-break/></text:span><text:span text:style-name="T3">«</text:span><text:span text:style-name="T4">Автоматизація процесу керування усталеним рухом антропоморфного крокуючого апарата</text:span><text:span text:style-name="T3">», поданої на здобуття наукового ступеня кандидата </text:span><text:span text:style-name="T4">технічних наук</text:span><text:span text:style-name="T3"> за спеціальністю</text:span></text:p>
      <text:p text:style-name="P7"><text:span text:style-name="T2">05</text:span>.<text:span text:style-name="T2">13</text:span>.0<text:span text:style-name="T2">7</text:span> – <text:span text:style-name="T2">автоматизація процесів керування</text:span></text:p>
      <text:p text:style-name="P7"/>
      <text:p text:style-name="P1"><text:tab/><text:span text:style-name="T1">Використання робототехніки для дослідження та освоєння космосу є одним з основних напрямів розвитку науки та техніки. Сучасний рівень космічної робототехніки вже дозволяє вирішувати велике коло практичних задач, однак найбільшого прориву в освоєнні космічного простору слід очікувати від формування якісно нової робототехніки завтрашнього дня – побудови крокуючих антропоморфних апаратів (АКА).</text:span></text:p>
      <text:p text:style-name="P1"><text:tab/><text:span text:style-name="T1">Слід зауважити, що використання АКА є більш перспективним напрямком <text:s/>практичних досліджень, ніж використання колісних апаратів для задач технічної розвідки планет та інших великих небесних тіл. Крокуючі апарати зможуть подолати складний ланшафт, канави та інші перешкоди. Такі апарати не зіткнуться з проблемами з колесами, а можливість їх розміщення в різних місцях поверхні космічного тіла дасть можливість охопити дослідженнями велику площу.</text:span></text:p>
      <text:p text:style-name="P1"><text:tab/><text:span text:style-name="T1">Проте теоретичні дослідження в галузі забезпечення запасу стійкості АКА під час руху на довільній опорній поверхні на сьогодні виконані не повною мірою, тому дисертаційна робота, яка присвячена вирішенню цієї проблеми, є безумовно актуальною.</text:span></text:p>
      <text:p text:style-name="P2"><text:tab/><text:span text:style-name="T10">Автором показано оригінальне рішення проблеми управління усталеним рухом АКА, яке ґрунтується на методах сучаної теорії управління. Так у авторефераті до дисератції Гуменного Д. О. формалізовані критерії пошуку положення точки центру мас апарата із максимальним запасом стійкості. Такі критерії, на відміну від класнимних, дозволяють зменшити часові затримки управління апаратом. Також цікавим є запропонований автором підхід до моделювання взаємодії апарата з поверхнею, який базується на аналізі рельєфу під опластю докику апарат до поверхні.</text:span></text:p>
      <text:p text:style-name="P2"><text:soft-page-break/><text:span text:style-name="T8"><text:tab/>Проте, </text:span><text:span text:style-name="T9">у авторефераті автором допущені певні неточності, а саме:</text:span></text:p>
      <text:list xml:id="list6991550560789491683" text:style-name="L2">
        <text:list-item>
          <text:p text:style-name="P6"><text:span text:style-name="T12">З автореферату </text:span><text:span text:style-name="T13">не можна зробити висновків стосовно оптимальних розмірів стопи АКА, при яких апарат матиме максимальний запас стійкості, адже область дотичної поверхні задана відносною величиною розміру сенсорного елемента матриці на стопі;</text:span></text:p>
        </text:list-item>
        <text:list-item>
          <text:p text:style-name="P3"><text:span text:style-name="T12">У </text:span><text:span text:style-name="T11">авторефераті не показані ціники відносної ефективності запропонованого методу управління усталеним рухом. Слід зауважити, що упраління положенням АКА з максимізацією запасу стійкості розглядалися у роботах попередника автора, хоча і базувалися на інших прицниах.</text:span></text:p>
        </text:list-item>
      </text:list>
      <text:p text:style-name="P4"><text:span text:style-name="T11"><text:tab/>Проте слід відзачити, що зауваження характеризують інтерес до роботи і не мають приципового характеру. Загалом дисертаційна робота Гуменного Д. О., яка відображена у вмісті автореферату є цілком завершеною науковою працею, що має перспективи до впровадження у виробництво.</text:span></text:p>
      <text:p text:style-name="P4"><text:span text:style-name="T6"><text:tab/>Виходячи із вмісту автореферату дисертації, очевидно, що дисертація Гуменного Д.О. на здобуття наукового ступеня кандидата технічних наук відповідає встановленим вимогам, а її автор заслуговує на присудження наукового ступеня кандидата технічних наук за спеціальністю<text:line-break/>05.13.07 — автоматизація процесів керування.</text:span></text:p>
      <text:p text:style-name="P4"/>
      <text:p text:style-name="P4"/>
      <text:p text:style-name="P4"/>
      <text:p text:style-name="P4"/>
      <text:p text:style-name="P5"><text:span text:style-name="T6">Головний конструктор “Н</text:span><text:span text:style-name="T7">ауково‑</text:span></text:p>
      <text:p text:style-name="P5"><text:span text:style-name="T7">виробничий комплекс </text:span><text:span text:style-name="T6">“КУРС”, к.т.н.<text:tab/><text:tab/><text:tab/><text:tab/><text:tab/><text:tab/><text:tab/>С. А. Матвієнк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Times New Roman'"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9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1"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Times New Roman1"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Times New Roman1"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ytro Humennyi</meta:initial-creator>
    <meta:creation-date>2016-06-18T19:45:09.046565729</meta:creation-date>
    <dc:date>2016-06-18T20:22:14.715975717</dc:date>
    <dc:creator>Dmytro Humennyi</dc:creator>
    <meta:editing-duration>PT21M24S</meta:editing-duration>
    <meta:editing-cycles>5</meta:editing-cycles>
    <meta:generator>LibreOffice/4.2.8.2$Linux_X86_64 LibreOffice_project/420m0$Build-2</meta:generator>
    <meta:document-statistic meta:table-count="0" meta:image-count="0" meta:object-count="0" meta:page-count="2" meta:paragraph-count="18" meta:word-count="414" meta:character-count="3230" meta:non-whitespace-character-count="2818"/>
  </office:meta>
</office:document-meta>
</file>